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28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OUT </text:p>
          </table:table-cell>
          <table:table-cell table:style-name="ce1" office:value-type="string" calcext:value-type="string" table:number-columns-spanned="1" table:number-rows-spanned="7">
            <text:p>ALL 130nm</text:p>
          </table:table-cell>
        </table:table-row>
        <table:table-row table:style-name="ro1">
          <table:table-cell/>
          <table:table-cell office:value-type="string" calcext:value-type="string">
            <text:p>10’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18307" calcext:value-type="float">
            <text:p>3.18307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20’C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11741" calcext:value-type="float">
            <text:p>3.11741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27’C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.99985" calcext:value-type="float">
            <text:p>4.99985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35’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99978" calcext:value-type="float">
            <text:p>4.99978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50’C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4.99961" calcext:value-type="float">
            <text:p>4.99961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70’C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99919" calcext:value-type="float">
            <text:p>4.99919</text:p>
          </table:table-cell>
          <table:covered-table-cell table:style-name="ce1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1<text:span text:style-name="T1">st</text:span> parameters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th+</text:p>
          </table:table-cell>
        </table:table-row>
        <table:table-row table:style-name="ro1">
          <table:table-cell office:value-type="string" calcext:value-type="string">
            <text:p>PMO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 table:number-columns-spanned="1" table:number-rows-spanned="6">
            <text:p>2.18s</text:p>
          </table:table-cell>
          <table:table-cell office:value-type="string" calcext:value-type="string" table:number-columns-spanned="1" table:number-rows-spanned="6">
            <text:p>3.584312V</text:p>
          </table:table-cell>
        </table:table-row>
        <table:table-row table:style-name="ro1">
          <table:table-cell office:value-type="string" calcext:value-type="string">
            <text:p>PMO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MO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MO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MO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M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covered-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nd <text:s/>parameters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th+</text:p>
          </table:table-cell>
        </table:table-row>
        <table:table-row table:style-name="ro1">
          <table:table-cell office:value-type="string" calcext:value-type="string">
            <text:p>PM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6">
            <text:p>3.61s</text:p>
          </table:table-cell>
          <table:table-cell office:value-type="string" calcext:value-type="string" table:number-columns-spanned="1" table:number-rows-spanned="6">
            <text:p>3.424081V</text:p>
          </table:table-cell>
        </table:table-row>
        <table:table-row table:style-name="ro1">
          <table:table-cell office:value-type="string" calcext:value-type="string">
            <text:p>PM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MO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M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M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M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covered-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3rd <text:s/>parameters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th+</text:p>
          </table:table-cell>
        </table:table-row>
        <table:table-row table:style-name="ro1">
          <table:table-cell office:value-type="string" calcext:value-type="string">
            <text:p>PM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 table:number-columns-spanned="1" table:number-rows-spanned="6">
            <text:p>3.61s</text:p>
          </table:table-cell>
          <table:table-cell office:value-type="string" calcext:value-type="string" table:number-columns-spanned="1" table:number-rows-spanned="6">
            <text:p>3.424081V</text:p>
          </table:table-cell>
        </table:table-row>
        <table:table-row table:style-name="ro1">
          <table:table-cell office:value-type="string" calcext:value-type="string">
            <text:p>PMO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MO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M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M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MO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14:42:32.806103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3:28:05.248128934</meta:creation-date>
    <dc:date>2024-11-05T15:26:17.362976765</dc:date>
    <meta:editing-duration>PT1H44M59S</meta:editing-duration>
    <meta:editing-cycles>4</meta:editing-cycles>
    <meta:generator>LibreOffice/24.2.6.2$Linux_X86_64 LibreOffice_project/420$Build-2</meta:generator>
    <meta:document-statistic meta:table-count="1" meta:cell-count="125" meta:object-count="0"/>
  </office:meta>
</office:document-meta>
</file>